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43061148882641537" text:style-name="L1">
        <text:list-item>
          <text:p text:style-name="P1">Architecture Tour for Operating Systems</text:p>
          <text:list>
            <text:list-item>
              <text:p text:style-name="P1">Fetch-Decode-Execute Loop</text:p>
              <text:list>
                <text:list-item>
                  <text:p text:style-name="P1">View the computer as a large <text:span text:style-name="T1">general purpose </text:span><text:span text:style-name="T2">calculator</text:span></text:p>
                  <text:list>
                    <text:list-item>
                      <text:p text:style-name="P2">Want to program it for multiple functions</text:p>
                    </text:list-item>
                  </text:list>
                </text:list-item>
                <text:list-item>
                  <text:p text:style-name="P2">All Von Neumann computers follow the same loop</text:p>
                  <text:list>
                    <text:list-item>
                      <text:p text:style-name="P2">Fetch an instruction from memory</text:p>
                    </text:list-item>
                    <text:list-item>
                      <text:p text:style-name="P2">Decode the instruction to figure out what to do</text:p>
                    </text:list-item>
                    <text:list-item>
                      <text:p text:style-name="P2">Execute the instruction and store the result</text:p>
                    </text:list-item>
                  </text:list>
                </text:list-item>
                <text:list-item>
                  <text:p text:style-name="P2">Instructions are not complicated</text:p>
                  <text:list>
                    <text:list-item>
                      <text:p text:style-name="P2">ie: add the value of a memory cell by 1</text:p>
                    </text:list-item>
                  </text:list>
                </text:list-item>
              </text:list>
            </text:list-item>
            <text:list-item>
              <text:p text:style-name="P2">The Program Counter</text:p>
              <text:list>
                <text:list-item>
                  <text:p text:style-name="P2">Where is the next instruction held in the machine? (It's in here, spoiler)</text:p>
                </text:list-item>
                <text:list-item>
                  <text:p text:style-name="P2">A simple memory cell in the CPU, known as the “program counter” (or simply the PC), contains the address of the next instruction </text:p>
                  <text:list>
                    <text:list-item>
                      <text:p text:style-name="P2">Special purpose memory in the CPU and all devices are called registers</text:p>
                    </text:list-item>
                  </text:list>
                </text:list-item>
                <text:list-item>
                  <text:p text:style-name="P2">Naive fetch cycle: increment the PC by the instruction length after each execute</text:p>
                  <text:list>
                    <text:list-item>
                      <text:p text:style-name="P2">Assumes all instructions are the same length</text:p>
                    </text:list-item>
                  </text:list>
                </text:list-item>
              </text:list>
            </text:list-item>
            <text:list-item>
              <text:p text:style-name="P2">Memory Indirection</text:p>
              <text:list>
                <text:list-item>
                  <text:p text:style-name="P2">How can we access array elements efficiently if all we can do is name a cell?</text:p>
                  <text:list>
                    <text:list-item>
                      <text:p text:style-name="P2">Modify the operand to allow for fetching an operand “through” a memory location</text:p>
                      <text:list>
                        <text:list-item>
                          <text:p text:style-name="P2">Ex: Load[5], 2 means fetch the contents of the cell whose address is in cell 5 and put it into cell 2</text:p>
                        </text:list-item>
                      </text:list>
                    </text:list-item>
                    <text:list-item>
                      <text:p text:style-name="P2">This is known as indirection</text:p>
                      <text:list>
                        <text:list-item>
                          <text:p text:style-name="P2">Fetch the contents of the cell pointed to by the cell in the opcode</text:p>
                        </text:list-item>
                      </text:list>
                    </text:list-item>
                    <text:list-item>
                      <text:p text:style-name="P2">Steal an operand bit to signify if an indirection is desired</text:p>
                    </text:list-item>
                  </text:list>
                </text:list-item>
              </text:list>
            </text:list-item>
            <text:list-item>
              <text:p text:style-name="P2">Conditionals and Looping</text:p>
              <text:list>
                <text:list-item>
                  <text:p text:style-name="P2">primitive computers only follow linear instructions</text:p>
                </text:list-item>
                <text:list-item>
                  <text:p text:style-name="P2">Breakthrough in early computing was the addition of branching conditionals</text:p>
                  <text:list>
                    <text:list-item>
                      <text:p text:style-name="P2">These instructions modify the program counter</text:p>
                    </text:list-item>
                  </text:list>
                </text:list-item>
                <text:list-item>
                  <text:p text:style-name="P2">Conditional Instructions</text:p>
                  <text:list>
                    <text:list-item>
                      <text:p text:style-name="P2">If the content of this cell is [positive, not zero, whatever], then execute the instruction (or not)</text:p>
                    </text:list-item>
                  </text:list>
                </text:list-item>
                <text:list-item>
                  <text:p text:style-name="P2">Branch Instructions</text:p>
                  <text:list>
                    <text:list-item>
                      <text:p text:style-name="P2">If the content of this cell is[zero, nonzero, etc], set the PC to this location</text:p>
                    </text:list-item>
                    <text:list-item>
                      <text:p text:style-name="P2">Jump is an unconditional branch</text:p>
                    </text:list-item>
                  </text:list>
                </text:list-item>
              </text:list>
            </text:list-item>
            <text:list-item>
              <text:p text:style-name="P2">Registers</text:p>
              <text:list>
                <text:list-item>
                  <text:p text:style-name="P2">Architecture Rule: large memories are slow, small ones are fast</text:p>
                  <text:list>
                    <text:list-item>
                      <text:p text:style-name="P2">But everyone wants more of it</text:p>
                    </text:list-item>
                  </text:list>
                </text:list-item>
                <text:list-item>
                  <text:p text:style-name="P2">Solution: put small amount of memory in the CPU for faster operation </text:p>
                  <text:list>
                    <text:list-item>
                      <text:p text:style-name="P2">Most programs work only on small chunks of memory in a given time period, this is known as locality</text:p>
                    </text:list-item>
                    <text:list-item>
                      <text:p text:style-name="P2">If we cache the contents of a small number of memory cells in the CPU memory, we might be able to execute many instructions before having to access memory</text:p>
                    </text:list-item>
                  </text:list>
                </text:list-item>
                <text:list-item>
                  <text:p text:style-name="P2">Small memory in CPU named separately in the instructions from the main memory</text:p>
                  <text:list>
                    <text:list-item>
                      <text:p text:style-name="P2">Small memory in CPU = registers, large memory = main memory</text:p>
                    </text:list-item>
                  </text:list>
                </text:list-item>
                <text:list-item>
                  <text:p text:style-name="P2"><text:soft-page-break/>Most CPUs have 16-32 general purpose registers</text:p>
                  <text:list>
                    <text:list-item>
                      <text:p text:style-name="P2">All of these look the “same”, they're a combo of operators, operands and destinations</text:p>
                    </text:list-item>
                  </text:list>
                </text:list-item>
                <text:list-item>
                  <text:p text:style-name="P2">Only memory operations possible in register only machines are load from and store in memory</text:p>
                </text:list-item>
                <text:list-item>
                  <text:p text:style-name="P2">Operations 100-1000 times faster when operands are in registers compared to when they are in memory</text:p>
                </text:list-item>
                <text:list-item>
                  <text:p text:style-name="P2">Save instruction space as well</text:p>
                  <text:list>
                    <text:list-item>
                      <text:p text:style-name="P2">Only address 16-32 registers, not a GB of memory</text:p>
                    </text:list-item>
                  </text:list>
                </text:list-item>
              </text:list>
            </text:list-item>
            <text:list-item>
              <text:p text:style-name="P2">Abstracting the Machine</text:p>
              <text:list>
                <text:list-item>
                  <text:p text:style-name="P2">Bare hardware provides a computation device</text:p>
                </text:list-item>
                <text:list-item>
                  <text:p text:style-name="P2">How do we share this expensive piece of equipment between multiple users?</text:p>
                  <text:list>
                    <text:list-item>
                      <text:p text:style-name="P2">Sign up during certain hours?</text:p>
                    </text:list-item>
                    <text:list-item>
                      <text:p text:style-name="P2">Give the program to an operator?</text:p>
                      <text:list>
                        <text:list-item>
                          <text:p text:style-name="P2">Run it → give you results</text:p>
                        </text:list-item>
                      </text:list>
                    </text:list-item>
                  </text:list>
                </text:list-item>
                <text:list-item>
                  <text:p text:style-name="P2">Duh, the Operating System!</text:p>
                  <text:list>
                    <text:list-item>
                      <text:p text:style-name="P2">Need hardware support to “virtualize” machine</text:p>
                    </text:list-item>
                  </text:list>
                </text:list-item>
              </text:list>
            </text:list-item>
            <text:list-item>
              <text:p text:style-name="P2">Architecture Features for the OS</text:p>
              <text:list>
                <text:list-item>
                  <text:p text:style-name="P2">What are some mechanisms that hardware designers add to allow OS designers to abstract the basic machine in software?</text:p>
                  <text:list>
                    <text:list-item>
                      <text:p text:style-name="P2">Processor modes</text:p>
                    </text:list-item>
                    <text:list-item>
                      <text:p text:style-name="P2">Exceptions</text:p>
                    </text:list-item>
                    <text:list-item>
                      <text:p text:style-name="P2">Traps</text:p>
                    </text:list-item>
                    <text:list-item>
                      <text:p text:style-name="P2">Interrupts</text:p>
                    </text:list-item>
                  </text:list>
                </text:list-item>
                <text:list-item>
                  <text:p text:style-name="P2">These require modifications to the basic fetch-decode-execture cycle in hardware</text:p>
                </text:list-item>
              </text:list>
            </text:list-item>
            <text:list-item>
              <text:p text:style-name="P2">Processor Modes</text:p>
              <text:list>
                <text:list-item>
                  <text:p text:style-name="P2">OS code is stored in memory (von neumann model)</text:p>
                  <text:list>
                    <text:list-item>
                      <text:p text:style-name="P2">What if a user program modifies this OS code or data?</text:p>
                    </text:list-item>
                  </text:list>
                </text:list-item>
                <text:list-item>
                  <text:p text:style-name="P2">Modes of Operation </text:p>
                  <text:list>
                    <text:list-item>
                      <text:p text:style-name="P2">Instructions can be executed in user mode or system mode</text:p>
                    </text:list-item>
                  </text:list>
                </text:list-item>
                <text:list-item>
                  <text:p text:style-name="P2">Special register holds what mode the CPU is in</text:p>
                </text:list-item>
                <text:list-item>
                  <text:p text:style-name="P2">Certain instructions can only be executed when in system mode</text:p>
                </text:list-item>
                <text:list-item>
                  <text:p text:style-name="P2">Likewise, certain memory locations can only be written to when in system mode</text:p>
                  <text:list>
                    <text:list-item>
                      <text:p text:style-name="P2">Only OS code is executed in system mode</text:p>
                    </text:list-item>
                    <text:list-item>
                      <text:p text:style-name="P2">Only OS can modify it's memory</text:p>
                    </text:list-item>
                    <text:list-item>
                      <text:p text:style-name="P2">The mode register can only be modified in system mode</text:p>
                    </text:list-item>
                  </text:list>
                </text:list-item>
              </text:list>
            </text:list-item>
            <text:list-item>
              <text:p text:style-name="P2">How can we protect the OS from users?</text:p>
              <text:list>
                <text:list-item>
                  <text:p text:style-name="P2">All addresses &lt;100 are reserved for OS use</text:p>
                </text:list-item>
                <text:list-item>
                  <text:p text:style-name="P2">Mode register provided</text:p>
                  <text:list>
                    <text:list-item>
                      <text:p text:style-name="P2">zero = sys = cpu is executing the OS (in sys mode)</text:p>
                    </text:list-item>
                    <text:list-item>
                      <text:p text:style-name="P2">one = usr = cpu is executing in user mode</text:p>
                    </text:list-item>
                  </text:list>
                </text:list-item>
                <text:list-item>
                  <text:p text:style-name="P2">Hardware does this check</text:p>
                  <text:list>
                    <text:list-item>
                      <text:p text:style-name="P2">On every fetch, if the mode bit is user, and the instruction address is less than 100 don't execute the instruction</text:p>
                    </text:list-item>
                    <text:list-item>
                      <text:p text:style-name="P1"><text:span text:style-name="T2">When accessing operands, if the mode bit is USR and the operand address is less </text:span><text:soft-page-break/><text:span text:style-name="T2">than 100, do not execute the instruction </text:span></text:p>
                    </text:list-item>
                    <text:list-item>
                      <text:p text:style-name="P2">Mode register can only be set if mode is SYS</text:p>
                    </text:list-item>
                  </text:list>
                </text:list-item>
              </text:list>
            </text:list-item>
            <text:list-item>
              <text:p text:style-name="P2">Exceptions</text:p>
              <text:list>
                <text:list-item>
                  <text:p text:style-name="P2">What happens when a user program tries to access memory holding the operating system code or data?</text:p>
                </text:list-item>
                <text:list-item>
                  <text:p text:style-name="P2">An exception occurs when the CPU encounters an instruction that cannot be executed</text:p>
                  <text:list>
                    <text:list-item>
                      <text:p text:style-name="P2">Need a modified fde loop to jump to a known location in the OS when an exception happens</text:p>
                    </text:list-item>
                  </text:list>
                </text:list-item>
                <text:list-item>
                  <text:p text:style-name="P2">Different errors jump to different places in the OS (vectored)</text:p>
                </text:list-item>
              </text:list>
            </text:list-item>
            <text:list-item>
              <text:p text:style-name="P2">Access Violations</text:p>
              <text:list>
                <text:list-item>
                  <text:p text:style-name="P2">Notice both instruction fetch from memory and data access must be checked</text:p>
                </text:list-item>
                <text:list-item>
                  <text:p text:style-name="P2">Execute phase must check both operands</text:p>
                </text:list-item>
                <text:list-item>
                  <text:p text:style-name="P2">Execute phase must check again when performing an indirect load</text:p>
                </text:list-item>
                <text:list-item>
                  <text:p text:style-name="P2">This is a very primitive memory protection scheme</text:p>
                </text:list-item>
              </text:list>
            </text:list-item>
            <text:list-item>
              <text:p text:style-name="P2">Recovering from Exceptions</text:p>
              <text:list>
                <text:list-item>
                  <text:p text:style-name="P2">The OS can figure out what caused the exception from the entry point</text:p>
                  <text:list>
                    <text:list-item>
                      <text:p text:style-name="P2">How can it figure out where in the user program the problem is?</text:p>
                    </text:list-item>
                  </text:list>
                </text:list-item>
                <text:list-item>
                  <text:p text:style-name="P2">Solution: another register, the Program Counter</text:p>
                  <text:list>
                    <text:list-item>
                      <text:p text:style-name="P2">When an exception occurs, save the current PC to PC' before loading the PC with a new value</text:p>
                    </text:list-item>
                    <text:list-item>
                      <text:p text:style-name="P2">OS can examine the PC' and perform some recovery action</text:p>
                      <text:list>
                        <text:list-item>
                          <text:p text:style-name="P2">Stop user program and print error message, error at address PC'</text:p>
                        </text:list-item>
                        <text:list-item>
                          <text:p text:style-name="P2">Run a debugge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Traps</text:p>
              <text:list>
                <text:list-item>
                  <text:p text:style-name="P2">How does a user program legitimately access OS services?</text:p>
                </text:list-item>
                <text:list-item>
                  <text:p text:style-name="P2">A trap is a special instruction that forces the PC to a known address and sets the mode into system mode</text:p>
                </text:list-item>
                <text:list-item>
                  <text:p text:style-name="P2">Unlike exceptions traps carry some arguments to the OS</text:p>
                  <text:list>
                    <text:list-item>
                      <text:p text:style-name="P2">Foundation of the system call</text:p>
                    </text:list-item>
                  </text:list>
                </text:list-item>
                <text:list-item>
                  <text:p text:style-name="P2">How does the OS know which service the user program wants to invoke on a trap?</text:p>
                  <text:list>
                    <text:list-item>
                      <text:p text:style-name="P2">User program passes to the OS a number that encodes which OS service is desired</text:p>
                    </text:list-item>
                  </text:list>
                </text:list-item>
                <text:list-item>
                  <text:p text:style-name="P2">Most CPU's have a convention for passing the trap ID in a set of registers</text:p>
                </text:list-item>
              </text:list>
            </text:list-item>
            <text:list-item>
              <text:p text:style-name="P2">Returning from a Trap</text:p>
              <text:list>
                <text:list-item>
                  <text:p text:style-name="P2">How do we get back into user mode and the user's code after a trap?</text:p>
                  <text:list>
                    <text:list-item>
                      <text:p text:style-name="P2">Use two instructions?</text:p>
                      <text:list>
                        <text:list-item>
                          <text:p text:style-name="P2">Set mode register = 1 then set the PC?</text:p>
                          <text:list>
                            <text:list-item>
                              <text:p text:style-name="P2">After the mode bit is set to 1 we get an exception</text:p>
                            </text:list-item>
                          </text:list>
                        </text:list-item>
                        <text:list-item>
                          <text:p text:style-name="P2">Set the PC then the mode bit?</text:p>
                          <text:list>
                            <text:list-item>
                              <text:p text:style-name="P2">Jump to “user-land” then in kernel mod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Most machines have a return from exception instruction </text:p>
                      <text:list>
                        <text:list-item>
                          <text:p text:style-name="P2">A single hardware instruction that can:</text:p>
                          <text:list>
                            <text:list-item>
                              <text:p text:style-name="P2">Set the PC to PC', and set the mode bit to user mode</text:p>
                            </text:list-item>
                          </text:list>
                        </text:list-item>
                        <text:list-item>
                          <text:p text:style-name="P2">Traps and exceptions use the same mechanism (RT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Interrupts</text:p>
              <text:list>
                <text:list-item>
                  <text:p text:style-name="P1"><text:span text:style-name="T2">How can we force the CPU back into system mode if the user program is off computing </text:span><text:soft-page-break/><text:span text:style-name="T2">something?</text:span></text:p>
                </text:list-item>
                <text:list-item>
                  <text:p text:style-name="P2">An interrupt is an external event that causes the CPU to jump to a known address</text:p>
                </text:list-item>
              </text:list>
            </text:list-item>
            <text:list-item>
              <text:p text:style-name="P2">Entry Points</text:p>
              <text:list>
                <text:list-item>
                  <text:p text:style-name="P2">Entry points are a jump to some code block in the OS</text:p>
                </text:list-item>
                <text:list-item>
                  <text:p text:style-name="P2">All real OS's have a set of entry points for exceptions, traps, and interrupts</text:p>
                  <text:list>
                    <text:list-item>
                      <text:p text:style-name="P2">Sometimes they are combined and software has to figure out what happened</text:p>
                    </text:list-item>
                  </text:list>
                </text:list-item>
              </text:list>
            </text:list-item>
            <text:list-item>
              <text:p text:style-name="P2">Saving and Restoring Context</text:p>
              <text:list>
                <text:list-item>
                  <text:p text:style-name="P2">When an entry to the OS happens, we want to start executing the correct routine (handler) then return to the user program so it can continue normal execution</text:p>
                  <text:list>
                    <text:list-item>
                      <text:p text:style-name="P2">Can't just start using the registers in the OS </text:p>
                    </text:list-item>
                  </text:list>
                </text:list-item>
                <text:list-item>
                  <text:p text:style-name="P2">Solution: save/restore the user context</text:p>
                  <text:list>
                    <text:list-item>
                      <text:p text:style-name="P2">Use the OS memory to save all the CPU state</text:p>
                    </text:list-item>
                    <text:list-item>
                      <text:p text:style-name="P2">Before returning to user, reload all the registers and execute a return from exception instruction</text:p>
                    </text:list-item>
                  </text:list>
                </text:list-item>
              </text:list>
            </text:list-item>
            <text:list-item>
              <text:p text:style-name="P2">Input/Output</text:p>
              <text:list>
                <text:list-item>
                  <text:p text:style-name="P2">How can humans get at the data? How do we load programs? What happens if I turn the machine off? Can I send the data to another machine?</text:p>
                </text:list-item>
                <text:list-item>
                  <text:p text:style-name="P2">Solution: add devices to perform these tasks</text:p>
                  <text:list>
                    <text:list-item>
                      <text:p text:style-name="P2">Keyboards, mice, graphics cards, disk drives, network cards</text:p>
                    </text:list-item>
                  </text:list>
                </text:list-item>
              </text:list>
            </text:list-item>
            <text:list-item>
              <text:p text:style-name="P2">Simple I/O Example: A Network Card</text:p>
              <text:list>
                <text:list-item>
                  <text:p text:style-name="P2">Has 2 registers</text:p>
                  <text:list>
                    <text:list-item>
                      <text:p text:style-name="P2">A store into the “transmit” register sends the byte over the wire</text:p>
                    </text:list-item>
                    <text:list-item>
                      <text:p text:style-name="P2">A load from the “receive” register reads the last byte that was read from the wire</text:p>
                    </text:list-item>
                  </text:list>
                </text:list-item>
                <text:list-item>
                  <text:p text:style-name="P2">How does the CPU access these registers?</text:p>
                  <text:list>
                    <text:list-item>
                      <text:p text:style-name="P2">Map them into address space!</text:p>
                      <text:list>
                        <text:list-item>
                          <text:p text:style-name="P2">An instruction the accesses memory cell 98 actually accesses the transmit register instead of memory, an instruction that accesses memory cell 99 actually accesses the receive register</text:p>
                        </text:list-item>
                        <text:list-item>
                          <text:p text:style-name="P2">These registers are said to be memory mapp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Why memory-mapped registers?</text:p>
              <text:list>
                <text:list-item>
                  <text:p text:style-name="P2">“Stealing” memory space for device registers has two functions</text:p>
                  <text:list>
                    <text:list-item>
                      <text:p text:style-name="P2">Allows protection: only OS can access the device</text:p>
                      <text:list>
                        <text:list-item>
                          <text:p text:style-name="P2">User programs must trap into the OS to access IO devices because of the normal protection mechanisms in the processor </text:p>
                        </text:list-item>
                      </text:list>
                    </text:list-item>
                    <text:list-item>
                      <text:p text:style-name="P2">OS can control devices and move data to/from devices using regular load and store instructions</text:p>
                      <text:list>
                        <text:list-item>
                          <text:p text:style-name="P2">No changes to instruction set required</text:p>
                        </text:list-item>
                        <text:list-item>
                          <text:p text:style-name="P2">This is known as programmed IO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Status Registers</text:p>
              <text:list>
                <text:list-item>
                  <text:p text:style-name="P2">How does the OS know if something new has arrived? How does it know when the last byte was submitted so it can send another one?</text:p>
                </text:list-item>
                <text:list-item>
                  <text:p text:style-name="P2">A status register holds the state of the last IO operation </text:p>
                  <text:list>
                    <text:list-item>
                      <text:p text:style-name="P2">Our sample network card has 1 status register</text:p>
                      <text:list>
                        <text:list-item>
                          <text:p text:style-name="P2">To transmit, OS writes a byte into the TX register (transmit register) and sets bit 0 of the status register to 1. When successfully transmitted, the 0 bit of the status register is set back to 0</text:p>
                        </text:list-item>
                        <text:list-item>
                          <text:p text:style-name="P2"><text:soft-page-break/>When the card receives a byte, it puts the byte in the RX register (receive register) and sets bit 1 of the status register to 1. After the OS has read the data, the 1 bit of the status register is set back to 0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Interrupt driven IO</text:p>
              <text:list>
                <text:list-item>
                  <text:p text:style-name="P2">Polling can waste CPU cycles</text:p>
                  <text:list>
                    <text:list-item>
                      <text:p text:style-name="P2">On transmit, CPU slows to speed of the device</text:p>
                    </text:list-item>
                    <text:list-item>
                      <text:p text:style-name="P2">Can't block on receive, so tie polling to clock, but it's wasted if no RX data</text:p>
                    </text:list-item>
                  </text:list>
                </text:list-item>
                <text:list-item>
                  <text:p text:style-name="P2">Use interrupts to avoid wasting time!</text:p>
                  <text:list>
                    <text:list-item>
                      <text:p text:style-name="P2">When network has data to receive, signal an interrupt</text:p>
                    </text:list-item>
                    <text:list-item>
                      <text:p text:style-name="P2">When data is done transmitting, signal an interrupt </text:p>
                    </text:list-item>
                  </text:list>
                </text:list-item>
              </text:list>
            </text:list-item>
            <text:list-item>
              <text:p text:style-name="P2">Polling vs Interrupts</text:p>
              <text:list>
                <text:list-item>
                  <text:p text:style-name="P2">Why poll at all?</text:p>
                  <text:list>
                    <text:list-item>
                      <text:p text:style-name="P2">Interrupts have a high overhead</text:p>
                      <text:list>
                        <text:list-item>
                          <text:p text:style-name="P2">Stop processor, figure out what caused interrupt, save user state, process request</text:p>
                        </text:list-item>
                      </text:list>
                    </text:list-item>
                    <text:list-item>
                      <text:p text:style-name="P2">Key factor is frequency of IO vs interrupt overhead</text:p>
                    </text:list-item>
                  </text:list>
                </text:list-item>
              </text:list>
            </text:list-item>
            <text:list-item>
              <text:p text:style-name="P2">Direct Memory Access (DMA)</text:p>
              <text:list>
                <text:list-item>
                  <text:p text:style-name="P2">Problem with programmed IO, CPU must load/store all the data from/into device registers</text:p>
                  <text:list>
                    <text:list-item>
                      <text:p text:style-name="P2">Data is probably in memory anyways!</text:p>
                    </text:list-item>
                  </text:list>
                </text:list-item>
                <text:list-item>
                  <text:p text:style-name="P2">Solution: more hardware to allow the device to read and write memory just like the CPU</text:p>
                  <text:list>
                    <text:list-item>
                      <text:p text:style-name="P2">Base + bound or base+count registers in the device</text:p>
                    </text:list-item>
                    <text:list-item>
                      <text:p text:style-name="P2">Set base + count register</text:p>
                    </text:list-item>
                    <text:list-item>
                      <text:p text:style-name="P2">Set the start transmit register</text:p>
                    </text:list-item>
                    <text:list-item>
                      <text:p text:style-name="P2">IO device reads memory from base</text:p>
                    </text:list-item>
                    <text:list-item>
                      <text:p text:style-name="P2">Interrupts when done</text:p>
                    </text:list-item>
                  </text:list>
                </text:list-item>
              </text:list>
            </text:list-item>
            <text:list-item>
              <text:p text:style-name="P2">PIO vs DMA</text:p>
              <text:list>
                <text:list-item>
                  <text:p text:style-name="P2">Lower overhead for PIO in comparison to DMA</text:p>
                  <text:list>
                    <text:list-item>
                      <text:p text:style-name="P2">PIO is a check against the status register, then send or receive</text:p>
                    </text:list-item>
                    <text:list-item>
                      <text:p text:style-name="P2">DMA must set up base, count, start transfer take an interrupt </text:p>
                    </text:list-item>
                  </text:list>
                </text:list-item>
                <text:list-item>
                  <text:p text:style-name="P2">DMA is more efficient at moving data</text:p>
                  <text:list>
                    <text:list-item>
                      <text:p text:style-name="P2">PIO ties up CPU for entire length of the transfer</text:p>
                    </text:list-item>
                  </text:list>
                </text:list-item>
                <text:list-item>
                  <text:p text:style-name="P2">Size of the transfer is the key factor in when to use PIO vs DMA</text:p>
                </text:list-item>
              </text:list>
            </text:list-item>
            <text:list-item>
              <text:p text:style-name="P2">IO Design Space (Recap)</text:p>
              <text:list>
                <text:list-item>
                  <text:p text:style-name="P2">Polling vs Interrupts</text:p>
                  <text:list>
                    <text:list-item>
                      <text:p text:style-name="P2">How does the device notify the processor an event happened?</text:p>
                      <text:list>
                        <text:list-item>
                          <text:p text:style-name="P2">Polling: device is passive, CPU must read/write a register</text:p>
                        </text:list-item>
                        <text:list-item>
                          <text:p text:style-name="P2">Interrupt: device signals CPU via an interrupt </text:p>
                        </text:list-item>
                      </text:list>
                    </text:list-item>
                  </text:list>
                </text:list-item>
                <text:list-item>
                  <text:p text:style-name="P2">Programmed IO vs DMA</text:p>
                  <text:list>
                    <text:list-item>
                      <text:p text:style-name="P2">How does the device send and receive data?</text:p>
                      <text:list>
                        <text:list-item>
                          <text:p text:style-name="P2">PIO: CPU must use load/store into the device</text:p>
                        </text:list-item>
                        <text:list-item>
                          <text:p text:style-name="P2">DMA: Device reads and writes memory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How to boot?</text:p>
              <text:list>
                <text:list-item>
                  <text:p text:style-name="P2">How does a machine start the operating system?</text:p>
                  <text:list>
                    <text:list-item>
                      <text:p text:style-name="P2">Process of starting the OS is called booting</text:p>
                    </text:list-item>
                  </text:list>
                </text:list-item>
                <text:list-item>
                  <text:p text:style-name="P2">Sequence of hardware+software events form the boot protocol</text:p>
                </text:list-item>
                <text:list-item>
                  <text:p text:style-name="P2"><text:soft-page-break/>Boot protocol in modern machines is a 3 stage process</text:p>
                  <text:list>
                    <text:list-item>
                      <text:p text:style-name="P2">CPU starts executing from a fixed address</text:p>
                    </text:list-item>
                    <text:list-item>
                      <text:p text:style-name="P2">Firmware loads the boot loader</text:p>
                    </text:list-item>
                    <text:list-item>
                      <text:p text:style-name="P2">Boot loader loads the OS</text:p>
                    </text:list-item>
                  </text:list>
                </text:list-item>
              </text:list>
            </text:list-item>
            <text:list-item>
              <text:p text:style-name="P2">Boot Protocol</text:p>
              <text:list>
                <text:list-item>
                  <text:p text:style-name="P2">CPU is hardwired to start executing from a given address in memory </text:p>
                  <text:list>
                    <text:list-item>
                      <text:p text:style-name="P2">Memory address is typically mapped to a solid state persistent memory (ROM, EPROM, Flash etc)</text:p>
                    </text:list-item>
                  </text:list>
                </text:list-item>
                <text:list-item>
                  <text:p text:style-name="P2">Persistent memory contains the boot code</text:p>
                  <text:list>
                    <text:list-item>
                      <text:p text:style-name="P2">This software is known as firmware</text:p>
                    </text:list-item>
                    <text:list-item>
                      <text:p text:style-name="P2">On x86 the starting address corresponds to the BIOS (basic input output system) boot entry point</text:p>
                    </text:list-item>
                    <text:list-item>
                      <text:p text:style-name="P2">This code reads 1 block from the disk drive. This block is loaded and then executed, the program is the boot loader</text:p>
                    </text:list-item>
                  </text:list>
                </text:list-item>
                <text:list-item>
                  <text:p text:style-name="P2">The boot loader then loads the rest of the operating system from disk, at this point the OS is still not running</text:p>
                  <text:list>
                    <text:list-item>
                      <text:p text:style-name="P2">Boot loader can know about multiple OS's, can know about multiple versions of same OS</text:p>
                    </text:list-item>
                  </text:list>
                </text:list-item>
              </text:list>
            </text:list-item>
            <text:list-item>
              <text:p text:style-name="P2">Why have a Boot Protocol?</text:p>
              <text:list>
                <text:list-item>
                  <text:p text:style-name="P2">Separate the OS from the hardware instead of storing in persistent memory </text:p>
                  <text:list>
                    <text:list-item>
                      <text:p text:style-name="P2">Multiple OS's or different versions of same OS</text:p>
                    </text:list-item>
                  </text:list>
                </text:list-item>
                <text:list-item>
                  <text:p text:style-name="P2">Want to boot from different devices (security via a network boot)</text:p>
                </text:list-item>
                <text:list-item>
                  <text:p text:style-name="P2">OS is large, wouldn't work as firmware</text:p>
                </text:list-item>
              </text:list>
            </text:list-item>
            <text:list-item>
              <text:p text:style-name="P2">Multi CPU Chip Multiprocessors</text:p>
              <text:list>
                <text:list-item>
                  <text:p text:style-name="P2">SMP (simple scheme): more than one CPU on the same bus</text:p>
                </text:list-item>
                <text:list-item>
                  <text:p text:style-name="P2">Memory is shared amount CPU's – cache coherence between LLCs</text:p>
                </text:list-item>
                <text:list-item>
                  <text:p text:style-name="P2">Bus contention increases – does not scale</text:p>
                </text:list-item>
                <text:list-item>
                  <text:p text:style-name="P2">Alternative (non-bus) system interconnect – complex and expensive</text:p>
                </text:list-item>
                <text:list-item>
                  <text:p text:style-name="P2">SMPs naturally support single-image operating systems</text:p>
                </text:list-item>
              </text:list>
            </text:list-item>
            <text:list-item>
              <text:p text:style-name="P2">CC-NUMA Multiprocessors</text:p>
              <text:list>
                <text:list-item>
                  <text:p text:style-name="P2">Non-uniform access to different memories</text:p>
                </text:list-item>
                <text:list-item>
                  <text:p text:style-name="P2">Hardware allows remote memory accesses and maintains cache coherence</text:p>
                </text:list-item>
                <text:list-item>
                  <text:p text:style-name="P2">Scalable interconnect and, more scalable than bus-based UMA systems</text:p>
                </text:list-item>
                <text:list-item>
                  <text:p text:style-name="P2">Also naturally supports single-image operating systems</text:p>
                </text:list-item>
                <text:list-item>
                  <text:p text:style-name="P2">Complex hardware coherence protocols</text:p>
                </text:list-item>
              </text:list>
            </text:list-item>
            <text:list-item>
              <text:p text:style-name="P2">Multicomputers</text:p>
              <text:list>
                <text:list-item>
                  <text:p text:style-name="P2">Network of computers: share-nothing (cheap)</text:p>
                </text:list-item>
                <text:list-item>
                  <text:p text:style-name="P2">Distributed resources: difficult to program </text:p>
                  <text:list>
                    <text:list-item>
                      <text:p text:style-name="P2">Message passing, distributed file system</text:p>
                    </text:list-item>
                  </text:list>
                </text:list-item>
                <text:list-item>
                  <text:p text:style-name="P2">Challenge: build efficient global abstraction in softwar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4:54:37.98</meta:creation-date>
    <dc:date>2015-10-13T18:50:17.55</dc:date>
    <meta:editing-duration>PT7H4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6" meta:paragraph-count="232" meta:word-count="2387" meta:character-count="12596"/>
  </office:meta>
</office:document-meta>
</file>